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0.485cm"/>
    </style:style>
    <style:style style:name="gr4" style:family="graphic" style:parent-style-name="standard">
      <style:graphic-properties draw:stroke="none" svg:stroke-color="#000000" draw:fill="none" draw:fill-color="#ffffff" fo:min-height="0cm"/>
    </style:style>
    <style:style style:name="gr5" style:family="graphic" style:parent-style-name="standard">
      <style:graphic-properties draw:stroke="none" svg:stroke-color="#000000" draw:fill="none" draw:fill-color="#ffffff" fo:min-height="0.38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style:font-name="Liberation Mono1" fo:font-size="12pt" style:font-size-asian="12pt" style:font-size-complex="12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style:font-name="Liberation Mono1" fo:font-size="12pt" style:font-size-asian="12pt" style:font-size-complex="12pt"/>
    </style:style>
    <style:style style:name="P5" style:family="paragraph">
      <style:text-properties style:font-name="Liberation Mono1" fo:font-size="10pt" style:font-size-asian="10pt" style:font-size-complex="10pt"/>
    </style:style>
    <style:style style:name="T1" style:family="text">
      <style:text-properties style:font-name="Liberation Mono1" fo:font-size="12pt" style:font-size-asian="12pt" style:font-size-complex="12pt"/>
    </style:style>
    <style:style style:name="T2" style:family="text">
      <style:text-properties style:font-name="Liberation Mono1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748cm" svg:height="4.572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858cm" svg:height="1.905cm" svg:x="1.508cm" svg:y="1.508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.302cm" svg:height="0.738cm" svg:x="1.506cm" svg:y="1.535cm">
          <draw:text-box>
            <text:p><text:span text:style-name="T1">myjenkins3</text:span></text:p>
          </draw:text-box>
        </draw:frame>
        <draw:frame draw:style-name="gr4" draw:text-style-name="P4" draw:layer="layout" svg:width="2.032cm" svg:height="0.738cm" svg:x="14.697cm" svg:y="4.855cm">
          <draw:text-box>
            <text:p text:style-name="P3"><text:span text:style-name="T1">host</text:span></text:p>
          </draw:text-box>
        </draw:frame>
        <draw:frame draw:style-name="gr5" draw:text-style-name="P5" draw:layer="layout" svg:width="6.731cm" svg:height="0.653cm" svg:x="1.508cm" svg:y="2.651cm">
          <draw:text-box>
            <text:p text:style-name="P5"><text:span text:style-name="T2">VOLUME ["/var/jenkins_home"]</text:span></text:p>
          </draw:text-box>
        </draw:frame>
        <draw:frame draw:style-name="gr5" draw:text-style-name="P5" draw:layer="layout" svg:width="11.176cm" svg:height="0.653cm" svg:x="1.635cm" svg:y="4.57cm">
          <draw:text-box>
            <text:p text:style-name="P5"><text:span text:style-name="T2">/home/ollin/docker_data/myjenkins3-home</text:span></text:p>
          </draw:text-box>
        </draw:frame>
        <draw:custom-shape draw:style-name="gr2" draw:text-style-name="P1" draw:layer="layout" svg:width="6.858cm" svg:height="1.905cm" svg:x="9.382cm" svg:y="1.508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.302cm" svg:height="0.738cm" svg:x="9.406cm" svg:y="1.535cm">
          <draw:text-box>
            <text:p><text:span text:style-name="T1">myjenkins4</text:span></text:p>
          </draw:text-box>
        </draw:frame>
        <draw:frame draw:style-name="gr5" draw:text-style-name="P5" draw:layer="layout" svg:width="6.731cm" svg:height="0.653cm" svg:x="9.409cm" svg:y="2.652cm">
          <draw:text-box>
            <text:p text:style-name="P5"><text:span text:style-name="T2">VOLUME ["/var/jenkins_home"]</text:span></text:p>
          </draw:text-box>
        </draw:frame>
        <draw:line draw:style-name="gr6" draw:text-style-name="P1" draw:layer="layout" svg:x1="4.683cm" svg:y1="3.159cm" svg:x2="4.683cm" svg:y2="4.556cm">
          <text:p/>
        </draw:line>
        <draw:line draw:style-name="gr6" draw:text-style-name="P1" draw:layer="layout" svg:x1="10.779cm" svg:y1="3.286cm" svg:x2="8.239cm" svg:y2="4.55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liver Nautsch</meta:initial-creator>
    <meta:creation-date>2014-10-31T19:53:20.142560474</meta:creation-date>
    <dc:date>2014-11-02T10:33:34.294579350</dc:date>
    <dc:creator>Oliver Nautsch</dc:creator>
    <meta:editing-duration>PT13M18S</meta:editing-duration>
    <meta:editing-cycles>4</meta:editing-cycles>
    <meta:generator>LibreOffice/4.2.6.3$Linux_X86_64 LibreOffice_project/420m0$Build-3</meta:generator>
    <meta:document-statistic meta:object-count="11"/>
  </office:meta>
</office:document-meta>
</file>